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9cm" svg:y="0.4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778cm" svg:height="8.312cm" svg:x="0.022cm" svg:y="1.2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3:47:22.591017900</dc:date>
    <meta:editing-duration>PT8M23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79cm" svg:height="8.313cm" xlink:href="." xlink:type="simple" chart:class="chart:scatter" chart:style-name="ch1">
        <chart:plot-area chart:style-name="ch2" chart:data-source-has-labels="both" svg:x="0.295cm" svg:y="0.166cm" svg:width="14.189cm" svg:height="7.981cm">
          <chart:coordinate-region svg:x="0.441cm" svg:y="0.365cm" svg:width="13.949cm" svg:height="7.583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